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100000177D590A69FC61D2F56.png" manifest:media-type="image/png"/>
  <manifest:file-entry manifest:full-path="Pictures/10000001000003210000018190DF288C3388E891.png" manifest:media-type="image/png"/>
  <manifest:file-entry manifest:full-path="Pictures/10000001000003250000017CE4E249C6CDEF9D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2b76" officeooo:paragraph-rsid="00002b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 POR SUBQUERIES</text:p>
      <text:p text:style-name="P1"/>
      <text:p text:style-name="P1"><draw:frame draw:style-name="fr3" draw:name="Figura1" text:anchor-type="as-char" svg:width="17cm" svg:height="7.959cm" draw:z-index="0"><draw:image xlink:href="Pictures/100000010000032100000177D590A69FC61D2F56.png" xlink:type="simple" xlink:show="embed" xlink:actuate="onLoad" draw:mime-type="image/png"/></draw:frame></text:p>
      <text:p text:style-name="P1"/>
      <text:p text:style-name="P1"><draw:frame draw:style-name="fr2" draw:name="Figura2" text:anchor-type="as-char" svg:width="17cm" svg:height="8.024cm" draw:z-index="1"><draw:image xlink:href="Pictures/10000001000003250000017CE4E249C6CDEF9DF1.png" xlink:type="simple" xlink:show="embed" xlink:actuate="onLoad" draw:mime-type="image/png"/></draw:frame></text:p>
      <text:p text:style-name="P1"/>
      <text:p text:style-name="P1"><draw:frame draw:style-name="fr1" draw:name="Figura3" text:anchor-type="char" svg:width="17cm" svg:height="8.169cm" draw:z-index="2"><draw:image xlink:href="Pictures/10000001000003210000018190DF288C3388E89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7T11:24:36.844000000</meta:creation-date>
    <dc:date>2025-09-17T11:28:10.475000000</dc:date>
    <meta:editing-duration>PT3M34S</meta:editing-duration>
    <meta:editing-cycles>1</meta:editing-cycles>
    <meta:document-statistic meta:table-count="0" meta:image-count="3" meta:object-count="0" meta:page-count="2" meta:paragraph-count="3" meta:word-count="3" meta:character-count="23" meta:non-whitespace-character-count="21"/>
    <meta:generator>LibreOffice/7.4.6.2$Windows_X86_64 LibreOffice_project/5b1f5509c2decdade7fda905e3e1429a67acd63d</meta:generator>
  </office:meta>
</office:document-meta>
</file>